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6f4" officeooo:paragraph-rsid="0017c6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on classe Service{</text:p>
      <text:p text:style-name="P1"><text:tab/>idservice</text:p>
      <text:p text:style-name="P1"><text:tab/>nomservice</text:p>
      <text:p text:style-name="P1"><text:tab/>prixHoraire</text:p>
      <text:p text:style-name="P1"><text:tab/>TraitementService[]</text:p>
      <text:p text:style-name="P1">}</text:p>
      <text:p text:style-name="P1"/>
      <text:p text:style-name="P1">TraitementService{</text:p>
      <text:p text:style-name="P1"><text:tab/>idservice</text:p>
      <text:p text:style-name="P1"><text:tab/>idspecialite</text:p>
      <text:p text:style-name="P1"><text:tab/>duree</text:p>
      <text:p text:style-name="P1">}</text:p>
      <text:p text:style-name="P1"/>
      <text:p text:style-name="P1"/>
      <text:p text:style-name="P1">- fonction pour recuperer les donnees dans la vue v_service</text:p>
      <text:p text:style-name="P1">- fonction pour calculer le total depense salaire selon servic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5:18:32.171795717</meta:creation-date>
    <dc:date>2023-01-12T15:25:32.982205191</dc:date>
    <meta:editing-duration>PT7M1S</meta:editing-duration>
    <meta:editing-cycles>1</meta:editing-cycles>
    <meta:document-statistic meta:table-count="0" meta:image-count="0" meta:object-count="0" meta:page-count="1" meta:paragraph-count="13" meta:word-count="33" meta:character-count="248" meta:non-whitespace-character-count="221"/>
    <meta:generator>LibreOffice/7.3.7.2$Linux_X86_64 LibreOffice_project/30$Build-2</meta:generator>
  </office:meta>
</office:document-meta>
</file>